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371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27cm" svg:x="1.667cm" svg:y="0.489cm">
          <text:p text:style-name="P1"><text:span text:style-name="T1">T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4.842cm" svg:y="0.489cm">
          <text:p text:style-name="P1"><text:span text:style-name="T1">T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10.557cm" svg:y="0.489cm">
          <text:p text:style-name="P1"><text:span text:style-name="T1">T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397cm" svg:y1="1.124cm" svg:x2="1.667cm" svg:y2="1.124cm">
          <text:p/>
        </draw:line>
        <draw:line draw:style-name="gr2" draw:text-style-name="P3" draw:layer="layout" svg:x1="3.572cm" svg:y1="1.124cm" svg:x2="4.842cm" svg:y2="1.124cm">
          <text:p/>
        </draw:line>
        <draw:line draw:style-name="gr2" draw:text-style-name="P3" draw:layer="layout" svg:x1="6.747cm" svg:y1="1.124cm" svg:x2="8.017cm" svg:y2="1.124cm">
          <text:p/>
        </draw:line>
        <draw:line draw:style-name="gr2" draw:text-style-name="P3" draw:layer="layout" svg:x1="9.287cm" svg:y1="1.124cm" svg:x2="10.557cm" svg:y2="1.124cm">
          <text:p/>
        </draw:line>
        <draw:line draw:style-name="gr2" draw:text-style-name="P3" draw:layer="layout" svg:x1="12.462cm" svg:y1="1.124cm" svg:x2="13.732cm" svg:y2="1.124cm">
          <text:p/>
        </draw:line>
        <draw:custom-shape draw:style-name="gr3" draw:text-style-name="P4" draw:layer="layout" svg:width="0.254cm" svg:height="0.254cm" svg:x="8.144cm" svg:y="0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8.906cm" svg:y="0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8.525cm" svg:y="0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222cm" svg:height="0.806cm" svg:x="0.318cm" svg:y="0.362cm">
          <draw:text-box>
            <text:p><text:span text:style-name="T3">x(t)</text:span></text:p>
          </draw:text-box>
        </draw:frame>
        <draw:frame draw:style-name="gr4" draw:text-style-name="P5" draw:layer="layout" svg:width="1.222cm" svg:height="0.806cm" svg:x="12.415cm" svg:y="0.362cm">
          <draw:text-box>
            <text:p><text:span text:style-name="T3">y(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2.2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4:09:07.144867691</meta:creation-date>
    <dc:date>2017-03-09T17:05:45.590526662</dc:date>
    <meta:editing-duration>PT3M7S</meta:editing-duration>
    <meta:editing-cycles>3</meta:editing-cycles>
    <meta:generator>LibreOffice/5.2.5.1$Linux_X86_64 LibreOffice_project/20m0$Build-1</meta:generator>
    <meta:document-statistic meta:object-count="13"/>
  </office:meta>
</office:document-meta>
</file>